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adornments="Normal" style:font-pitch="fixed"/>
    <style:font-face style:name="Courier 10 Pitch1"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rminal">
      <style:text-properties fo:color="#ffffff"/>
    </style:style>
    <style:style style:name="P3" style:family="paragraph" style:parent-style-name="Normal">
      <style:paragraph-properties>
        <style:tab-stops>
          <style:tab-stop style:position="17cm" style:type="right" style:leader-style="dotted" style:leader-text="."/>
        </style:tab-stops>
      </style:paragraph-properties>
    </style:style>
    <style:style style:name="P4" style:family="paragraph" style:parent-style-name="Header">
      <style:text-properties officeooo:paragraph-rsid="0028bf98"/>
    </style:style>
    <style:style style:name="P5" style:family="paragraph" style:parent-style-name="Contents_20_Heading" style:master-page-name="MP0">
      <style:paragraph-properties style:page-number="auto" fo:break-before="page"/>
    </style:style>
    <style:style style:name="P6" style:family="paragraph" style:parent-style-name="Terminal">
      <style:text-properties officeooo:rsid="0015e102" officeooo:paragraph-rsid="00171be2"/>
    </style:style>
    <style:style style:name="P7" style:family="paragraph" style:parent-style-name="Terminal">
      <style:text-properties officeooo:rsid="0015e102" officeooo:paragraph-rsid="0028bf98"/>
    </style:style>
    <style:style style:name="P8" style:family="paragraph" style:parent-style-name="Terminal">
      <style:text-properties fo:color="#000000" style:text-underline-style="none" fo:font-weight="normal" officeooo:rsid="0015e102" officeooo:paragraph-rsid="00295c63" style:font-weight-asian="normal" style:font-weight-complex="normal"/>
    </style:style>
    <style:style style:name="P9" style:family="paragraph" style:parent-style-name="Terminal">
      <style:text-properties fo:color="#ffffff" style:text-underline-style="none" fo:font-weight="normal" officeooo:rsid="0023f19e" officeooo:paragraph-rsid="00256d45" fo:background-color="transparent" style:font-weight-asian="normal" style:font-weight-complex="normal"/>
    </style:style>
    <style:style style:name="P10" style:family="paragraph" style:parent-style-name="Terminal">
      <style:text-properties fo:color="#ffffff" style:text-underline-style="none" fo:font-weight="normal" officeooo:rsid="0023f19e" officeooo:paragraph-rsid="00260a59" fo:background-color="transparent" style:font-weight-asian="normal" style:font-weight-complex="normal"/>
    </style:style>
    <style:style style:name="P11" style:family="paragraph" style:parent-style-name="Terminal">
      <style:text-properties fo:color="#ffffff" style:text-underline-style="none" fo:font-weight="normal" officeooo:rsid="0023f19e" officeooo:paragraph-rsid="00295c63" fo:background-color="transparent" style:font-weight-asian="normal" style:font-weight-complex="normal"/>
    </style:style>
    <style:style style:name="P12" style:family="paragraph" style:parent-style-name="Terminal">
      <style:text-properties fo:color="#ffffff" style:text-underline-style="none" fo:font-weight="normal" officeooo:rsid="0023f19e" officeooo:paragraph-rsid="002a6e21" fo:background-color="transparent" style:font-weight-asian="normal" style:font-weight-complex="normal"/>
    </style:style>
    <style:style style:name="P13" style:family="paragraph" style:parent-style-name="Terminal">
      <style:text-properties fo:color="#ffffff" officeooo:paragraph-rsid="0028bf98"/>
    </style:style>
    <style:style style:name="P14" style:family="paragraph" style:parent-style-name="Terminal">
      <style:text-properties officeooo:paragraph-rsid="0028bf98"/>
    </style:style>
    <style:style style:name="P15" style:family="paragraph" style:parent-style-name="Terminal">
      <style:text-properties officeooo:paragraph-rsid="002b9165"/>
    </style:style>
    <style:style style:name="P16" style:family="paragraph" style:parent-style-name="Heading_20_1">
      <style:text-properties fo:color="#ff0000" style:text-underline-style="solid" style:text-underline-width="auto" style:text-underline-color="font-color" style:text-underline-mode="continuous" style:text-overline-mode="continuous" style:text-line-through-mode="continuous"/>
    </style:style>
    <style:style style:name="P17" style:family="paragraph" style:parent-style-name="Heading_20_1">
      <style:text-properties fo:color="#ff0000" style:text-underline-style="solid" style:text-underline-width="auto" style:text-underline-color="font-color" officeooo:paragraph-rsid="0023f19e" style:text-underline-mode="continuous" style:text-overline-mode="continuous" style:text-line-through-mode="continuous"/>
    </style:style>
    <style:style style:name="P18" style:family="paragraph" style:parent-style-name="Heading_20_1">
      <style:text-properties style:text-underline-style="solid" style:text-underline-width="auto" style:text-underline-color="font-color" officeooo:paragraph-rsid="0022acbe"/>
    </style:style>
    <style:style style:name="P19" style:family="paragraph" style:parent-style-name="Heading_20_1">
      <style:text-properties fo:color="#ed1c24" style:text-underline-style="solid" style:text-underline-width="auto" style:text-underline-color="font-color"/>
    </style:style>
    <style:style style:name="P20" style:family="paragraph" style:parent-style-name="Heading_20_1">
      <style:text-properties fo:color="#ed1c24" style:text-underline-style="solid" style:text-underline-width="auto" style:text-underline-color="font-color" fo:font-weight="bold" style:font-weight-asian="bold" style:font-weight-complex="bold"/>
    </style:style>
    <style:style style:name="P21" style:family="paragraph" style:parent-style-name="Heading_20_1">
      <style:text-properties fo:color="#ed1c24" style:text-underline-style="solid" style:text-underline-width="auto" style:text-underline-color="font-color" fo:background-color="transparent"/>
    </style:style>
    <style:style style:name="P22" style:family="paragraph" style:parent-style-name="Text_20_body">
      <style:text-properties officeooo:rsid="0015e102" officeooo:paragraph-rsid="0015e102"/>
    </style:style>
    <style:style style:name="P23" style:family="paragraph" style:parent-style-name="Text_20_body">
      <style:text-properties officeooo:rsid="0015e102" officeooo:paragraph-rsid="0028bf98"/>
    </style:style>
    <style:style style:name="P24" style:family="paragraph" style:parent-style-name="Text_20_body">
      <style:text-properties fo:color="#ed1c24" style:text-underline-style="solid" style:text-underline-width="auto" style:text-underline-color="font-color" fo:font-weight="bold" officeooo:rsid="0022acbe" officeooo:paragraph-rsid="0023f19e" style:font-weight-asian="bold" style:font-weight-complex="bold"/>
    </style:style>
    <style:style style:name="P25" style:family="paragraph" style:parent-style-name="Text_20_body">
      <style:paragraph-properties fo:text-align="center" style:justify-single-word="false"/>
      <style:text-properties fo:color="#ed1c24" fo:font-size="18pt" style:text-underline-style="solid" style:text-underline-width="auto" style:text-underline-color="font-color" fo:font-weight="bold" officeooo:rsid="002246be" officeooo:paragraph-rsid="002246be" style:font-size-asian="18pt" style:font-weight-asian="bold" style:font-size-complex="18pt" style:font-weight-complex="bold"/>
    </style:style>
    <style:style style:name="P26" style:family="paragraph" style:parent-style-name="Text_20_body">
      <style:text-properties fo:color="#000000" style:text-underline-style="none" fo:font-weight="normal" officeooo:rsid="0019864f" officeooo:paragraph-rsid="0019864f" style:font-weight-asian="normal" style:font-weight-complex="normal"/>
    </style:style>
    <style:style style:name="P27" style:family="paragraph" style:parent-style-name="Text_20_body">
      <style:text-properties fo:color="#000000" style:text-underline-style="none" fo:font-weight="normal" officeooo:rsid="001c3689" officeooo:paragraph-rsid="001c3689" style:font-weight-asian="normal" style:font-weight-complex="normal"/>
    </style:style>
    <style:style style:name="P28" style:family="paragraph" style:parent-style-name="Text_20_body">
      <style:text-properties fo:color="#000000" style:text-underline-style="none" fo:font-weight="normal" officeooo:rsid="0021c048" officeooo:paragraph-rsid="0021c048" style:font-weight-asian="normal" style:font-weight-complex="normal"/>
    </style:style>
    <style:style style:name="P29" style:family="paragraph" style:parent-style-name="Text_20_body">
      <style:text-properties fo:color="#000000" style:text-underline-style="none" fo:font-weight="normal" officeooo:rsid="0023f19e" officeooo:paragraph-rsid="0023f19e" style:font-weight-asian="normal" style:font-weight-complex="normal"/>
    </style:style>
    <style:style style:name="P30" style:family="paragraph" style:parent-style-name="Text_20_body">
      <style:text-properties fo:color="#000000" style:text-underline-style="none" fo:font-weight="normal" officeooo:rsid="0028bf98" officeooo:paragraph-rsid="0028bf98" style:font-weight-asian="normal" style:font-weight-complex="normal"/>
    </style:style>
    <style:style style:name="P31" style:family="paragraph" style:parent-style-name="Text_20_body">
      <style:text-properties fo:color="#000000" officeooo:paragraph-rsid="0028bf98"/>
    </style:style>
    <style:style style:name="P32" style:family="paragraph" style:parent-style-name="Text_20_body">
      <style:text-properties officeooo:rsid="001b1fee" officeooo:paragraph-rsid="001b1fee"/>
    </style:style>
    <style:style style:name="P33" style:family="paragraph" style:parent-style-name="Text_20_body">
      <style:text-properties officeooo:rsid="001c467d" officeooo:paragraph-rsid="001c467d"/>
    </style:style>
    <style:style style:name="P34" style:family="paragraph" style:parent-style-name="Text_20_body">
      <style:text-properties officeooo:rsid="00203ec2" officeooo:paragraph-rsid="00203ec2"/>
    </style:style>
    <style:style style:name="P35" style:family="paragraph" style:parent-style-name="Text_20_body">
      <style:text-properties officeooo:rsid="0021c048" officeooo:paragraph-rsid="0021c048"/>
    </style:style>
    <style:style style:name="P36" style:family="paragraph" style:parent-style-name="Text_20_body">
      <style:text-properties style:text-underline-style="none" officeooo:rsid="001f7cc6" officeooo:paragraph-rsid="0022acbe"/>
    </style:style>
    <style:style style:name="P37" style:family="paragraph" style:parent-style-name="Text_20_body">
      <style:text-properties officeooo:rsid="001f7d6b" officeooo:paragraph-rsid="0022acbe"/>
    </style:style>
    <style:style style:name="P38" style:family="paragraph" style:parent-style-name="Text_20_body">
      <style:text-properties officeooo:rsid="0022acbe" officeooo:paragraph-rsid="0023f19e"/>
    </style:style>
    <style:style style:name="P39" style:family="paragraph" style:parent-style-name="Text_20_body">
      <style:text-properties officeooo:rsid="00256d45" officeooo:paragraph-rsid="00256d45"/>
    </style:style>
    <style:style style:name="P40" style:family="paragraph" style:parent-style-name="Text_20_body">
      <style:text-properties officeooo:rsid="00260a59" officeooo:paragraph-rsid="00260a59"/>
    </style:style>
    <style:style style:name="P41" style:family="paragraph" style:parent-style-name="Text_20_body">
      <style:text-properties officeooo:paragraph-rsid="0028bf98"/>
    </style:style>
    <style:style style:name="P42" style:family="paragraph" style:parent-style-name="Text_20_body">
      <style:text-properties officeooo:rsid="00295c63" officeooo:paragraph-rsid="00295c63"/>
    </style:style>
    <style:style style:name="P43" style:family="paragraph" style:parent-style-name="Console">
      <style:text-properties officeooo:rsid="0015e102" officeooo:paragraph-rsid="002b9165"/>
    </style:style>
    <style:style style:name="P44" style:family="paragraph" style:parent-style-name="Console">
      <style:text-properties fo:color="#ffffff" officeooo:rsid="0015e102" officeooo:paragraph-rsid="00186e94" fo:background-color="transparent"/>
    </style:style>
    <style:style style:name="P45" style:family="paragraph" style:parent-style-name="Console">
      <style:text-properties fo:color="#ffffff" officeooo:rsid="0015e102" officeooo:paragraph-rsid="001b1fee" fo:background-color="transparent"/>
    </style:style>
    <style:style style:name="P46" style:family="paragraph" style:parent-style-name="Console">
      <style:text-properties fo:color="#ffffff" officeooo:rsid="0015e102" officeooo:paragraph-rsid="001c3689" fo:background-color="transparent"/>
    </style:style>
    <style:style style:name="P47" style:family="paragraph" style:parent-style-name="Console">
      <style:text-properties fo:color="#ffffff" officeooo:rsid="0015e102" officeooo:paragraph-rsid="002b9165" fo:background-color="transparent"/>
    </style:style>
    <style:style style:name="P48" style:family="paragraph" style:parent-style-name="Console">
      <style:text-properties fo:color="#ffffff" officeooo:rsid="0021c048" officeooo:paragraph-rsid="0021c048" fo:background-color="transparent"/>
    </style:style>
    <style:style style:name="P49" style:family="paragraph" style:parent-style-name="Console">
      <style:text-properties fo:color="#ffffff" officeooo:rsid="0021c048" officeooo:paragraph-rsid="002b9165" fo:background-color="transparent"/>
    </style:style>
    <style:style style:name="P50" style:family="paragraph" style:parent-style-name="Console">
      <style:text-properties fo:color="#ffffff" style:text-underline-style="none" fo:font-weight="normal" officeooo:rsid="0015e102" officeooo:paragraph-rsid="001b1fee" fo:background-color="transparent" style:font-weight-asian="normal" style:font-weight-complex="normal"/>
    </style:style>
    <style:style style:name="P51" style:family="paragraph" style:parent-style-name="Console">
      <style:text-properties fo:color="#ffffff" style:text-underline-style="none" fo:font-weight="normal" officeooo:rsid="0015e102" officeooo:paragraph-rsid="002b9165" fo:background-color="transparent" style:font-weight-asian="normal" style:font-weight-complex="normal"/>
    </style:style>
    <style:style style:name="P52" style:family="paragraph" style:parent-style-name="Console">
      <style:text-properties fo:color="#ffffff" style:text-underline-style="none" fo:font-weight="normal" officeooo:rsid="0021c048" officeooo:paragraph-rsid="0021c048" fo:background-color="transparent" style:font-weight-asian="normal" style:font-weight-complex="normal"/>
    </style:style>
    <style:style style:name="P53" style:family="paragraph" style:parent-style-name="Console">
      <style:text-properties fo:color="#ffffff" style:text-underline-style="none" fo:font-weight="normal" officeooo:rsid="0021c048" officeooo:paragraph-rsid="002b9165" fo:background-color="transparent" style:font-weight-asian="normal" style:font-weight-complex="normal"/>
    </style:style>
    <style:style style:name="P54" style:family="paragraph" style:parent-style-name="Console">
      <style:text-properties fo:color="#ffffff" style:text-underline-style="none" officeooo:rsid="0015e102" officeooo:paragraph-rsid="0028bf98" fo:background-color="transparent"/>
    </style:style>
    <style:style style:name="P55" style:family="paragraph" style:parent-style-name="Console">
      <style:text-properties fo:color="#000000" style:text-underline-style="none" fo:font-weight="normal" officeooo:rsid="001c3689" officeooo:paragraph-rsid="001c467d" style:font-weight-asian="normal" style:font-weight-complex="normal"/>
    </style:style>
    <style:style style:name="P56" style:family="paragraph" style:parent-style-name="Console">
      <style:text-properties fo:color="#000000" style:text-underline-style="none" fo:font-weight="normal" officeooo:rsid="001c3689" officeooo:paragraph-rsid="002b9165" style:font-weight-asian="normal" style:font-weight-complex="normal"/>
    </style:style>
    <style:style style:name="P57" style:family="paragraph" style:parent-style-name="Console">
      <style:text-properties officeooo:rsid="001c467d" officeooo:paragraph-rsid="001f551c"/>
    </style:style>
    <style:style style:name="P58" style:family="paragraph" style:parent-style-name="Console">
      <style:text-properties officeooo:rsid="001c467d" officeooo:paragraph-rsid="002b9165"/>
    </style:style>
    <style:style style:name="P59" style:family="paragraph" style:parent-style-name="Console">
      <style:text-properties officeooo:paragraph-rsid="002b9165"/>
    </style:style>
    <style:style style:name="P60" style:family="paragraph" style:parent-style-name="Cmd">
      <style:text-properties officeooo:rsid="00214c60" officeooo:paragraph-rsid="0022acbe"/>
    </style:style>
    <style:style style:name="P61" style:family="paragraph" style:parent-style-name="Cmd">
      <style:text-properties officeooo:paragraph-rsid="0022acbe"/>
    </style:style>
    <style:style style:name="P62" style:family="paragraph" style:parent-style-name="Cmd">
      <style:text-properties style:use-window-font-color="true" style:text-underline-style="none" fo:font-weight="normal" officeooo:paragraph-rsid="0022acbe" style:font-weight-asian="normal" style:font-weight-complex="normal"/>
    </style:style>
    <style:style style:name="P63" style:family="paragraph" style:parent-style-name="Cmd">
      <style:text-properties officeooo:rsid="002303f3" officeooo:paragraph-rsid="002303f3"/>
    </style:style>
    <style:style style:name="T1" style:family="text">
      <style:text-properties fo:color="#ff00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T2" style:family="text">
      <style:text-properties fo:color="#ff0000" style:text-underline-style="solid" style:text-underline-width="auto" style:text-underline-color="font-color" style:text-underline-mode="continuous" style:text-overline-mode="continuous" style:text-line-through-mode="continuous"/>
    </style:style>
    <style:style style:name="T3" style:family="text">
      <style:text-properties officeooo:rsid="0015e102"/>
    </style:style>
    <style:style style:name="T4" style:family="text">
      <style:text-properties fo:color="#ffffff"/>
    </style:style>
    <style:style style:name="T5" style:family="text">
      <style:text-properties fo:color="#ffffff" fo:background-color="transparent" loext:char-shading-value="0"/>
    </style:style>
    <style:style style:name="T6" style:family="text">
      <style:text-properties fo:color="#ffffff" officeooo:rsid="00171be2" fo:background-color="transparent" loext:char-shading-value="0"/>
    </style:style>
    <style:style style:name="T7" style:family="text">
      <style:text-properties fo:color="#ffffff" officeooo:rsid="0015e102" fo:background-color="transparent" loext:char-shading-value="0"/>
    </style:style>
    <style:style style:name="T8" style:family="text">
      <style:text-properties fo:color="#ffffff" style:text-underline-style="none" fo:font-weight="normal" officeooo:rsid="0015e102" fo:background-color="transparent" loext:char-shading-value="0" style:font-weight-asian="normal" style:font-weight-complex="normal"/>
    </style:style>
    <style:style style:name="T9" style:family="text">
      <style:text-properties fo:color="#000000" officeooo:rsid="00256d45"/>
    </style:style>
    <style:style style:name="T10" style:family="text">
      <style:text-properties fo:color="#000000" fo:background-color="#fff200" loext:char-shading-value="0"/>
    </style:style>
    <style:style style:name="T11" style:family="text">
      <style:text-properties fo:color="#000000" officeooo:rsid="00256d45" fo:background-color="#fff200" loext:char-shading-value="0"/>
    </style:style>
    <style:style style:name="T12" style:family="text">
      <style:text-properties fo:color="#000000" officeooo:rsid="00260a59" fo:background-color="#fff200" loext:char-shading-value="0"/>
    </style:style>
    <style:style style:name="T13" style:family="text">
      <style:text-properties fo:color="#000000" fo:background-color="#fff200" loext:char-shading-value="0"/>
    </style:style>
    <style:style style:name="T14" style:family="text">
      <style:text-properties fo:color="#000000" officeooo:rsid="00171be2" fo:background-color="#fff200" loext:char-shading-value="0"/>
    </style:style>
    <style:style style:name="T15" style:family="text">
      <style:text-properties fo:color="#000000" officeooo:rsid="00186e94" fo:background-color="#fff200" loext:char-shading-value="0"/>
    </style:style>
    <style:style style:name="T16" style:family="text">
      <style:text-properties fo:color="#000000" officeooo:rsid="00295c63" fo:background-color="#fff200" loext:char-shading-value="0"/>
    </style:style>
    <style:style style:name="T17" style:family="text">
      <style:text-properties fo:color="#000000" officeooo:rsid="002a6e21" fo:background-color="#fff200" loext:char-shading-value="0"/>
    </style:style>
    <style:style style:name="T18" style:family="text">
      <style:text-properties fo:background-color="transparent" loext:char-shading-value="0"/>
    </style:style>
    <style:style style:name="T19" style:family="text">
      <style:text-properties officeooo:rsid="00256d45" fo:background-color="transparent" loext:char-shading-value="0"/>
    </style:style>
    <style:style style:name="T20" style:family="text">
      <style:text-properties officeooo:rsid="00171be2"/>
    </style:style>
    <style:style style:name="T21" style:family="text">
      <style:text-properties officeooo:rsid="00186e94"/>
    </style:style>
    <style:style style:name="T22" style:family="text">
      <style:text-properties fo:color="#ed1c24" style:text-underline-style="solid" style:text-underline-width="auto" style:text-underline-color="font-color"/>
    </style:style>
    <style:style style:name="T23" style:family="text">
      <style:text-properties officeooo:rsid="001b1fee"/>
    </style:style>
    <style:style style:name="T24" style:family="text">
      <style:text-properties officeooo:rsid="001c3689"/>
    </style:style>
    <style:style style:name="T25" style:family="text">
      <style:text-properties officeooo:rsid="001c467d"/>
    </style:style>
    <style:style style:name="T26" style:family="text">
      <style:text-properties fo:background-color="#ffff00" loext:char-shading-value="0"/>
    </style:style>
    <style:style style:name="T27" style:family="text">
      <style:text-properties officeooo:rsid="001f551c"/>
    </style:style>
    <style:style style:name="T28" style:family="text">
      <style:text-properties fo:font-weight="normal" style:font-weight-asian="normal" style:font-weight-complex="normal"/>
    </style:style>
    <style:style style:name="T29" style:family="text">
      <style:text-properties fo:font-weight="normal" officeooo:rsid="00160f99" style:font-weight-asian="normal" style:font-weight-complex="normal"/>
    </style:style>
    <style:style style:name="T30" style:family="text">
      <style:text-properties fo:font-weight="normal" officeooo:rsid="00159d9a" style:font-weight-asian="normal" style:font-weight-complex="normal"/>
    </style:style>
    <style:style style:name="T31" style:family="text">
      <style:text-properties style:text-underline-style="none" fo:font-weight="normal" style:font-weight-asian="normal" style:font-weight-complex="normal"/>
    </style:style>
    <style:style style:name="T32" style:family="text">
      <style:text-properties officeooo:rsid="001f7cc6"/>
    </style:style>
    <style:style style:name="T33" style:family="text">
      <style:text-properties officeooo:rsid="00201bff"/>
    </style:style>
    <style:style style:name="T34" style:family="text">
      <style:text-properties officeooo:rsid="002303f3"/>
    </style:style>
    <style:style style:name="T35" style:family="text">
      <style:text-properties officeooo:rsid="0023f19e"/>
    </style:style>
    <style:style style:name="T36" style:family="text">
      <style:text-properties officeooo:rsid="00256d45"/>
    </style:style>
    <style:style style:name="T37" style:family="text">
      <style:text-properties fo:background-color="#fff200" loext:char-shading-value="0"/>
    </style:style>
    <style:style style:name="T38" style:family="text">
      <style:text-properties officeooo:rsid="00171be2" fo:background-color="#fff200" loext:char-shading-value="0"/>
    </style:style>
    <style:style style:name="T39" style:family="text">
      <style:text-properties officeooo:rsid="00295c63" fo:background-color="#fff200" loext:char-shading-value="0"/>
    </style:style>
    <style:style style:name="T40" style:family="text">
      <style:text-properties officeooo:rsid="00260a59"/>
    </style:style>
    <style:style style:name="T41" style:family="text">
      <style:text-properties officeooo:rsid="00295c63"/>
    </style:style>
    <style:style style:name="T42" style:family="text">
      <style:text-properties officeooo:rsid="002a6e21"/>
    </style:style>
    <style:style style:name="T43" style:family="text">
      <style:text-properties officeooo:rsid="002b9165"/>
    </style:style>
    <style:style style:name="T44" style:family="text">
      <style:text-properties officeooo:rsid="002d81f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Table des matières</text:p>
          </text:index-title>
          <text:p text:style-name="P3"><text:a xlink:type="simple" xlink:href="#__RefHeading___Toc69_2100926952">1) Redirection de flux en sortie<text:tab/>1</text:a></text:p>
          <text:p text:style-name="P3"><text:a xlink:type="simple" xlink:href="#__RefHeading___Toc71_2100926952">2) Redirection du flux d’erreur et du flux de sortie<text:tab/>2</text:a></text:p>
          <text:p text:style-name="P3"><text:a xlink:type="simple" xlink:href="#__RefHeading___Toc170_2100926952">3) Extraction de champs<text:tab/>4</text:a></text:p>
          <text:p text:style-name="P3"><text:a xlink:type="simple" xlink:href="#__RefHeading___Toc3688_2125346380">4) Extraction de lignes<text:tab/>6</text:a></text:p>
          <text:p text:style-name="P3"><text:a xlink:type="simple" xlink:href="#__RefHeading___Toc2072_2125346380">5) Tri de données<text:tab/>8</text:a></text:p>
          <text:p text:style-name="P3"><text:a xlink:type="simple" xlink:href="#__RefHeading___Toc2074_2125346380">6) Redirections multiples<text:tab/>10</text:a></text:p>
          <text:p text:style-name="P3"><text:a xlink:type="simple" xlink:href="#__RefHeading___Toc2076_2125346380">7) Exemples à décoder<text:tab/>12</text:a></text:p>
          <text:p text:style-name="P3"><text:a xlink:type="simple" xlink:href="#__RefHeading___Toc2335_2125346380">1) Afficher les lignes répondant aux critères suivant<text:tab/>12</text:a></text:p>
          <text:p text:style-name="P3"><text:a xlink:type="simple" xlink:href="#__RefHeading___Toc3690_2125346380">2. Extraction de champs<text:tab/>15</text:a></text:p>
          <text:p text:style-name="P3"><text:a xlink:type="simple" xlink:href="#__RefHeading___Toc3692_2125346380">3. Extraction de lignes<text:tab/>15</text:a></text:p>
          <text:p text:style-name="P3"><text:a xlink:type="simple" xlink:href="#__RefHeading___Toc3694_2125346380">4. Transformation / mise en forme<text:tab/>15</text:a></text:p>
        </text:index-body>
      </text:table-of-content>
      <text:h text:style-name="Heading_20_1" text:outline-level="1"><text:bookmark-start text:name="__RefHeading___Toc69_2100926952"/><text:span text:style-name="Police_20_par_20_défaut"><text:span text:style-name="T2">1) Redirection de flux en sortie</text:span></text:span><text:bookmark-end text:name="__RefHeading___Toc69_2100926952"/></text:h>
      <text:p text:style-name="P1">1.1)</text:p>
      <text:p text:style-name="P2">samuel.laforge01@205-2 ~ $ ls /var &gt; flux</text:p>
      <text:p text:style-name="P2">samuel.laforge01@205-2 ~ $ cat flux</text:p>
      <text:p text:style-name="P2">agentx</text:p>
      <text:p text:style-name="P2">backups</text:p>
      <text:p text:style-name="P2">cache</text:p>
      <text:p text:style-name="P2">lib</text:p>
      <text:p text:style-name="P2">local</text:p>
      <text:p text:style-name="P2">lock</text:p>
      <text:p text:style-name="P2">log</text:p>
      <text:p text:style-name="P2">mail</text:p>
      <text:p text:style-name="P2">opt</text:p>
      <text:p text:style-name="P2">rudder</text:p>
      <text:p text:style-name="P2">run</text:p>
      <text:p text:style-name="P2">spool</text:p>
      <text:p text:style-name="P2">tmp</text:p>
      <text:p text:style-name="Text_20_body">1.2)</text:p>
      <text:p text:style-name="Terminal">samuel.laforge01@205-2 ~ $ ls /var/spool &gt;&gt; flux</text:p>
      <text:p text:style-name="Terminal">samuel.laforge01@205-2 ~ $ cat flux</text:p>
      <text:p text:style-name="Terminal">agentx</text:p>
      <text:p text:style-name="Terminal">backups</text:p>
      <text:p text:style-name="Terminal">cache</text:p>
      <text:p text:style-name="Terminal"><text:soft-page-break/>lib</text:p>
      <text:p text:style-name="Terminal">local</text:p>
      <text:p text:style-name="Terminal">lock</text:p>
      <text:p text:style-name="Terminal">log</text:p>
      <text:p text:style-name="Terminal">mail</text:p>
      <text:p text:style-name="Terminal">opt</text:p>
      <text:p text:style-name="Terminal">rudder</text:p>
      <text:p text:style-name="Terminal">run</text:p>
      <text:p text:style-name="Terminal">spool</text:p>
      <text:p text:style-name="Terminal">tmp</text:p>
      <text:p text:style-name="Terminal">anacron</text:p>
      <text:p text:style-name="Terminal">cron</text:p>
      <text:p text:style-name="Terminal">cups</text:p>
      <text:p text:style-name="Terminal">libreoffice</text:p>
      <text:p text:style-name="Terminal">mail</text:p>
      <text:p text:style-name="Terminal">rsyslog</text:p>
      <text:h text:style-name="P16" text:outline-level="1"><text:bookmark-start text:name="__RefHeading___Toc71_2100926952"/>2) Redirection du flux d’erreur et du flux de sortie<text:bookmark-end text:name="__RefHeading___Toc71_2100926952"/></text:h>
      <text:p text:style-name="P1">2.1) Il y a des erreurs car on a aucunes permissions.</text:p>
      <text:p text:style-name="P2">samuel.laforge01@205-2 ~ $ find /var -name syslog</text:p>
      <text:p text:style-name="P2">find: «/var/cache/cups»: Permission non accordée</text:p>
      <text:p text:style-name="P2">find: «/var/cache/ldconfig»: Permission non accordée</text:p>
      <text:p text:style-name="P2">find: «/var/cache/libvirt»: Permission non accordée</text:p>
      <text:p text:style-name="P2">find: «/var/cache/apt/archives/partial»: Permission non accordée</text:p>
      <text:p text:style-name="P2">find: «/var/backups/rudder/ppkeys-20180605»: Permission non accordée</text:p>
      <text:p text:style-name="P2">find: «/var/backups/rudder/ppkeys-20170713»: Permission non accordée</text:p>
      <text:p text:style-name="P2">find: «/var/backups/rudder/ppkeys-20180621»: Permission non accordée</text:p>
      <text:p text:style-name="P2">find: «/var/spool/cups»: Permission non accordée</text:p>
      <text:p text:style-name="P2">find: «/var/spool/cron/crontabs»: Permission non accordée</text:p>
      <text:p text:style-name="P2">find: «/var/spool/rsyslog»: Permission non accordée</text:p>
      <text:p text:style-name="P2">find: «/var/lib/polkit-1»: Permission non accordée</text:p>
      <text:p text:style-name="P2">find: «/var/lib/udisks2»: Permission non accordée</text:p>
      <text:p text:style-name="P2"><text:soft-page-break/>find: «/var/lib/bluetooth/00:1B:DC:05:69:80»: Permission non accordée</text:p>
      <text:p text:style-name="P2">find: «/var/lib/bluetooth/00:0A:94:F5:2E:60»: Permission non accordée</text:p>
      <text:p text:style-name="P2">find: «/var/lib/snmp/mib_indexes»: Permission non accordée</text:p>
      <text:p text:style-name="P2">find: «/var/lib/mdm»: Permission non accordée</text:p>
      <text:p text:style-name="P2">find: «/var/lib/docker»: Permission non accordée</text:p>
      <text:p text:style-name="P2">find: «/var/lib/libvirt/images»: Permission non accordée</text:p>
      <text:p text:style-name="P2">find: «/var/lib/libvirt/qemu»: Permission non accordée</text:p>
      <text:p text:style-name="P2">find: «/var/lib/libvirt/boot»: Permission non accordée</text:p>
      <text:p text:style-name="P2">find: «/var/lib/libvirt/sanlock»: Permission non accordée</text:p>
      <text:p text:style-name="P2">find: «/var/lib/php/sessions»: Permission non accordée</text:p>
      <text:p text:style-name="P2">find: «/var/lib/apt/lists/partial»: Permission non accordée</text:p>
      <text:p text:style-name="P2">find: «/var/rudder/modified-files»: Permission non accordée</text:p>
      <text:p text:style-name="P2">find: «/var/rudder/cfengine-community/modules/templates»: Permission non accordée</text:p>
      <text:p text:style-name="P2">find: «/var/rudder/cfengine-community/modules/packages»: Permission non accordée</text:p>
      <text:p text:style-name="P2">find: «/var/rudder/cfengine-community/state/ncf-exclude-cache-3.10.4»: Permission non accordée</text:p>
      <text:p text:style-name="P2">find: «/var/rudder/cfengine-community/ppkeys»: Permission non accordée</text:p>
      <text:p text:style-name="P2">find: «/var/rudder/cfengine-community/inputs»: Permission non accordée</text:p>
      <text:p text:style-name="P2">find: «/var/tmp/systemd-private-011a3248a55c4d3ab01f85cc31f84937-rtkit-daemon.service-aJanB6»: Permission non accordée</text:p>
      <text:p text:style-name="P2">find: «/var/tmp/systemd-private-ebff3214efdd43b694287eb76b3ff49e-rtkit-daemon.service-4zk0X6»: Permission non accordée</text:p>
      <text:p text:style-name="P2">find: «/var/agentx»: Permission non accordée</text:p>
      <text:p text:style-name="P2">find: «/var/log/unattended-upgrades»: Permission non accordée</text:p>
      <text:p text:style-name="P2">/var/log/syslog</text:p>
      <text:p text:style-name="P2">/var/log/installer/syslog</text:p>
      <text:p text:style-name="P2">find: «/var/log/samba»: Permission non accordée</text:p>
      <text:p text:style-name="P2">find: «/var/log/speech-dispatcher»: Permission non accordée</text:p>
      <text:p text:style-name="Text_20_body">2.2) Pour avoir les erreurs dans un fichier il faut utiliser la commande :</text:p>
      <text:p text:style-name="Terminal">find /var -name syslog 2&gt; ~/erreur</text:p>
      <text:p text:style-name="Text_20_body"/>
      <text:p text:style-name="Text_20_body">2.3) Pour avoir le résultat dans le fichier résultat et les erreurs dans le fichier erreur on utilise la commande :</text:p>
      <text:p text:style-name="Terminal"><text:soft-page-break/>samuel.laforge01@205-2 ~ $ find /var -name syslog 2&gt; ~/erreur &gt; ~/resultat</text:p>
      <text:p text:style-name="Text_20_body">2.4) Pour avoir les erreurs et le résultat dans le fichier tout on utilise la commande :</text:p>
      <text:p text:style-name="Terminal">samuel.laforge01@205-2 ~ $ find /var -name syslog 2&gt; ~/tout &gt; ~/tout</text:p>
      <text:h text:style-name="P16" text:outline-level="1"><text:bookmark-start text:name="__RefHeading___Toc170_2100926952"/>3) Extraction de champs<text:bookmark-end text:name="__RefHeading___Toc170_2100926952"/></text:h>
      <text:p text:style-name="P1">3.1) Liste des séparateurs :</text:p>
      <text:p text:style-name="P2">IFS=$' \t\n'</text:p>
      <text:p text:style-name="Text_20_body">3.2) <text:span text:style-name="T36">Commande pour afficher la liste des logins</text:span></text:p>
      <text:p text:style-name="Terminal">samuel.laforge01@205-2 ~ $ cut -d : --f 1 /etc/passwd</text:p>
      <text:p text:style-name="Terminal">root</text:p>
      <text:p text:style-name="Terminal">daemon</text:p>
      <text:p text:style-name="Terminal">bin</text:p>
      <text:p text:style-name="Terminal">sys</text:p>
      <text:p text:style-name="Terminal">sync</text:p>
      <text:p text:style-name="Terminal">games</text:p>
      <text:p text:style-name="Terminal">man</text:p>
      <text:p text:style-name="Terminal">lp</text:p>
      <text:p text:style-name="Terminal">mail</text:p>
      <text:p text:style-name="Terminal">news</text:p>
      <text:p text:style-name="Terminal">uucp</text:p>
      <text:p text:style-name="Terminal">proxy</text:p>
      <text:p text:style-name="Terminal">www-data</text:p>
      <text:p text:style-name="Terminal">backup</text:p>
      <text:p text:style-name="Terminal">list</text:p>
      <text:p text:style-name="Terminal">irc</text:p>
      <text:p text:style-name="Terminal">gnats</text:p>
      <text:p text:style-name="Terminal">nobody</text:p>
      <text:p text:style-name="Terminal">systemd-timesync</text:p>
      <text:p text:style-name="Terminal">systemd-network</text:p>
      <text:p text:style-name="Terminal">systemd-resolve</text:p>
      <text:p text:style-name="Terminal">systemd-bus-proxy</text:p>
      <text:p text:style-name="Terminal">syslog</text:p>
      <text:p text:style-name="Terminal"><text:soft-page-break/>_apt</text:p>
      <text:p text:style-name="Terminal">messagebus</text:p>
      <text:p text:style-name="Terminal">uuidd</text:p>
      <text:p text:style-name="Terminal">ntp</text:p>
      <text:p text:style-name="Terminal">avahi-autoipd</text:p>
      <text:p text:style-name="Terminal">avahi</text:p>
      <text:p text:style-name="Terminal">colord</text:p>
      <text:p text:style-name="Terminal">dnsmasq</text:p>
      <text:p text:style-name="Terminal">speech-dispatcher</text:p>
      <text:p text:style-name="Terminal">hplip</text:p>
      <text:p text:style-name="Terminal">kernoops</text:p>
      <text:p text:style-name="Terminal">pulse</text:p>
      <text:p text:style-name="Terminal">nm-openvpn</text:p>
      <text:p text:style-name="Terminal">rtkit</text:p>
      <text:p text:style-name="Terminal">saned</text:p>
      <text:p text:style-name="Terminal">usbmux</text:p>
      <text:p text:style-name="Terminal">mdm</text:p>
      <text:p text:style-name="Terminal">iut</text:p>
      <text:p text:style-name="Terminal">sshd</text:p>
      <text:p text:style-name="Terminal">dockremap</text:p>
      <text:p text:style-name="Terminal">pouchou</text:p>
      <text:p text:style-name="Terminal">fduban</text:p>
      <text:p text:style-name="Terminal">pviault</text:p>
      <text:p text:style-name="Terminal">mfacerias</text:p>
      <text:p text:style-name="Terminal">ppujas</text:p>
      <text:p text:style-name="Terminal">cborelly</text:p>
      <text:p text:style-name="Terminal">ccayuela</text:p>
      <text:p text:style-name="Terminal">sdruon</text:p>
      <text:p text:style-name="Terminal">lroy</text:p>
      <text:p text:style-name="Terminal">snmp</text:p>
      <text:p text:style-name="Terminal">libvirt-qemu</text:p>
      <text:p text:style-name="Terminal">libvirt-dnsmasq</text:p>
      <text:p text:style-name="Terminal"><text:soft-page-break/>bind</text:p>
      <text:p text:style-name="Text_20_body">3.3) Liste complète sans mot de passe :</text:p>
      <text:p text:style-name="Terminal">samuel.laforge01@205-2 ~ $ cut -d : --f 1,3- /etc/passwd</text:p>
      <text:p text:style-name="Terminal">root:0:0:root:/root:/bin/bash</text:p>
      <text:p text:style-name="Terminal">daemon:1:1:daemon:/usr/sbin:/usr/sbin/nologin</text:p>
      <text:p text:style-name="Terminal">bin:2:2:bin:/bin:/usr/sbin/nologin</text:p>
      <text:p text:style-name="Terminal">sys:3:3:sys:/dev:/usr/sbin/nologin</text:p>
      <text:p text:style-name="Text_20_body">3.4) Il est impossible de mettre en premier la liste des UID puis la liste des login car on peut lire dans la doc que ce qui est lu en premier est aussi aussi écrit en premier.</text:p>
      <text:p text:style-name="Terminal"><text:s/>Selected input is written in the same order that it is read, and is written exactly onc<text:span text:style-name="T43">e</text:span></text:p>
      <text:h text:style-name="P17" text:outline-level="1"><text:bookmark-start text:name="__RefHeading___Toc3688_2125346380"/>4) Extraction de lignes<text:bookmark-end text:name="__RefHeading___Toc3688_2125346380"/></text:h>
      <text:p text:style-name="P1">4.1) Commande pour donner les utilisateurs qui ont le shell bash par défaut :</text:p>
      <text:p text:style-name="P15"><text:span text:style-name="T4">samuel.laforge01@205-2 ~ $ grep bash /etc/passwd</text:span></text:p>
      <text:p text:style-name="P59">root:x:0:0:root:/root:/bin/bash</text:p>
      <text:p text:style-name="P59">mfacerias:x:30901:30901:FACERIAS Michel,,,:/home/mfacerias:/bin/bash</text:p>
      <text:p text:style-name="P59">sfacerias:x:30902:30902:FACERIAS Sophie,,,:/home/sfacerias:/bin/bash</text:p>
      <text:p text:style-name="P59">afacerias:x:30903:30903:FACERIAS Anais,,,:/home/afacerias:/bin/bash</text:p>
      <text:p text:style-name="P59">gfacerias:x:30904:30904:FACERIAS Gerard,,,:/home/gfacerias:/bin/bash</text:p>
      <text:p text:style-name="P59">jfacerias:x:30905:30905:FACERIAS Jerome,,,:/home/jfacerias:/bin/bash</text:p>
      <text:p text:style-name="P59">miso:x:30900:30900:Documents communs MiSo,,,:/home/miso:/bin/bash</text:p>
      <text:p text:style-name="P59">mbox:x:30999:30999:Utilisateur pour multimédia,,,:/home/mbox:/bin/bash</text:p>
      <text:p text:style-name="P59"><text:span text:style-name="T4">funambol:x:888:888:,,,:/home/funambol:/bin/bash</text:span></text:p>
      <text:p text:style-name="Text_20_body"/>
      <text:p text:style-name="Text_20_body">4.2) Commande pour donner les utilisateurs qui ont leur répertoire personnel dans /var :</text:p>
      <text:p text:style-name="Terminal">samuel.laforge01@205-2 ~ $ grep /var /etc/passwd</text:p>
      <text:p text:style-name="P59">man:x:6:12:man:/var/cache/man:/bin/sh</text:p>
      <text:p text:style-name="P59">lp:x:7:7:lp:/var/spool/lpd:/bin/sh</text:p>
      <text:p text:style-name="P59">mail:x:8:8:mail:/var/mail:/bin/sh</text:p>
      <text:p text:style-name="P59">news:x:9:9:news:/var/spool/news:/bin/sh</text:p>
      <text:p text:style-name="P59">uucp:x:10:10:uucp:/var/spool/uucp:/bin/sh</text:p>
      <text:p text:style-name="P59">www-data:x:33:33:www-data:/var/www:/bin/sh</text:p>
      <text:p text:style-name="P59">backup:x:34:34:backup:/var/backups:/bin/sh</text:p>
      <text:p text:style-name="P59">list:x:38:38:Mailing List Manager:/var/list:/bin/sh</text:p>
      <text:p text:style-name="P59">irc:x:39:39:ircd:/var/run/ircd:/bin/sh</text:p>
      <text:p text:style-name="P59">gnats:x:41:41:Gnats Bug-Reporting System (admin):/var/lib/gnats:/bin/sh</text:p>
      <text:p text:style-name="P59">Debian-exim:x:100:102::/var/spool/exim4:/bin/false</text:p>
      <text:p text:style-name="P59">statd:x:101:65534::/var/lib/nfs:/bin/false</text:p>
      <text:p text:style-name="P59">sshd:x:103:65534::/var/run/sshd:/usr/sbin/nologin</text:p>
      <text:p text:style-name="P59">mysql:x:105:105:MySQL Server,,,:/var/lib/mysql:/bin/false</text:p>
      <text:p text:style-name="P59">apt-mirror:x:108:108::/var/spool/apt-mirror:/bin/sh</text:p>
      <text:p text:style-name="P59">messagebus:x:111:111::/var/run/dbus:/bin/false</text:p>
      <text:p text:style-name="P59">hplip:x:113:7:HPLIP system user,,,:/var/run/hplip:/bin/false</text:p>
      <text:p text:style-name="P59">libuuid:x:114:114::/var/lib/libuuid:/bin/sh</text:p>
      <text:p text:style-name="P59">nut:x:109:112::/var/lib/nut:/bin/false</text:p>
      <text:p text:style-name="P59"><text:soft-page-break/>Asterisk:x:110:115:Asterisk PBX daemon,,,:/var/lib/asterisk:/bin/false</text:p>
      <text:p text:style-name="P59">mediatomb:x:112:116:MediaTomb Server,,,:/var/lib/mediatomb:/usr/sbin/nologin</text:p>
      <text:p text:style-name="P59">MPD:x:115:29::/var/lib/mpd:/bin/false</text:p>
      <text:p text:style-name="Text_20_body"/>
      <text:p text:style-name="Text_20_body">4.3) Commande pour donner les utilisateurs qui ont leur répertoire personnel dans /bin :</text:p>
      <text:p text:style-name="Terminal">samuel.laforge01@205-2 ~ $ grep /bin /etc/passwd</text:p>
      <text:p text:style-name="P59">bin:x:2:2:bin:/bin:/bin/sh</text:p>
      <text:p text:style-name="P59">sync:x:4:65534:sync:/bin:/bin/sync</text:p>
      <text:p text:style-name="P59">proxy:x:13:13:proxy:/bin:/bin/sh</text:p>
      <text:p text:style-name="Text_20_body"/>
      <text:p text:style-name="Text_20_body">4.4) <text:span text:style-name="T3">Commande pour donner les noms d’utilisateurs contenant seulement des minuscules</text:span></text:p>
      <text:p text:style-name="P6"><text:span text:style-name="T4">samuel.laforge01@205-2 ~ $ </text:span><text:span text:style-name="T5">grep -E --color ^[[:lower:]]*: /</text:span><text:span text:style-name="T6">etc/</text:span><text:span text:style-name="T5">passwd</text:span></text:p>
      <text:p text:style-name="P59">root:x:0:0:root:/root:/bin/bash</text:p>
      <text:p text:style-name="P59">daemon:x:1:1:daemon:/usr/sbin:/bin/sh</text:p>
      <text:p text:style-name="P59">bin:x:2:2:bin:/bin:/bin/sh</text:p>
      <text:p text:style-name="P59">sys:x:3:3:sys:/dev:/bin/sh</text:p>
      <text:p text:style-name="P59">sync:x:4:65534:sync:/bin:/bin/sync</text:p>
      <text:p text:style-name="P59">games:x:5:60:games:/usr/games:/bin/sh</text:p>
      <text:p text:style-name="P59">man:x:6:12:man:/var/cache/man:/bin/sh</text:p>
      <text:p text:style-name="P59">lp:x:7:7:lp:/var/spool/lpd:/bin/sh</text:p>
      <text:p text:style-name="P59">mail:x:8:8:mail:/var/mail:/bin/sh</text:p>
      <text:p text:style-name="P59">news:x:9:9:news:/var/spool/news:/bin/sh</text:p>
      <text:p text:style-name="P59">uucp:x:10:10:uucp:/var/spool/uucp:/bin/sh</text:p>
      <text:p text:style-name="P59">proxy:x:13:13:proxy:/bin:/bin/sh</text:p>
      <text:p text:style-name="P59">backup:x:34:34:backup:/var/backups:/bin/sh</text:p>
      <text:p text:style-name="P59">list:x:38:38:Mailing List Manager:/var/list:/bin/sh</text:p>
      <text:p text:style-name="P59">irc:x:39:39:ircd:/var/run/ircd:/bin/sh</text:p>
      <text:p text:style-name="P59">gnats:x:41:41:Gnats Bug-Reporting System (admin):/var/lib/gnats:/bin/sh</text:p>
      <text:p text:style-name="P59">nobody:x:65534:65534:nobody:/nonexistent:/bin/sh</text:p>
      <text:p text:style-name="P59">statd:x:101:65534::/var/lib/nfs:/bin/false</text:p>
      <text:p text:style-name="P59">sshd:x:103:65534::/var/run/sshd:/usr/sbin/nologin</text:p>
      <text:p text:style-name="P59">mfacerias:x:30901:30901:FACERIAS Michel,,,:/home/mfacerias:/bin/bash</text:p>
      <text:p text:style-name="P59">sfacerias:x:30902:30902:FACERIAS Sophie,,,:/home/sfacerias:/bin/bash</text:p>
      <text:p text:style-name="P59">afacerias:x:30903:30903:FACERIAS Anais,,,:/home/afacerias:/bin/bash</text:p>
      <text:p text:style-name="P59">gfacerias:x:30904:30904:FACERIAS Gerard,,,:/home/gfacerias:/bin/bash</text:p>
      <text:p text:style-name="P59">jfacerias:x:30905:30905:FACERIAS Jerome,,,:/home/jfacerias:/bin/bash</text:p>
      <text:p text:style-name="P59">dovecot:x:104:104:Dovecot mail server,,,:/usr/lib/dovecot:/bin/false</text:p>
      <text:p text:style-name="P59">mysql:x:105:105:MySQL Server,,,:/var/lib/mysql:/bin/false</text:p>
      <text:p text:style-name="P59">ntp:x:107:106::/home/utilisateurs/ntp:/bin/false</text:p>
      <text:p text:style-name="P59">miso:x:30900:30900:Documents communs MiSo,,,:/home/miso:/bin/bash</text:p>
      <text:p text:style-name="P59">mbox:x:30999:30999:Utilisateur pour multimédia,,,:/home/mbox:/bin/bash</text:p>
      <text:p text:style-name="P59">messagebus:x:111:111::/var/run/dbus:/bin/false</text:p>
      <text:p text:style-name="P59">hplip:x:113:7:HPLIP system user,,,:/var/run/hplip:/bin/false</text:p>
      <text:p text:style-name="P59">libuuid:x:114:114::/var/lib/libuuid:/bin/sh</text:p>
      <text:p text:style-name="P59">nut:x:109:112::/var/lib/nut:/bin/false</text:p>
      <text:p text:style-name="P59">funambol:x:888:888:,,,:/home/funambol:/bin/bash</text:p>
      <text:p text:style-name="P43"><text:span text:style-name="T5">mediatomb:x:112:116:MediaTomb Server,,,:/var/lib/mediatomb:/usr/sbin/nologin</text:span></text:p>
      <text:p text:style-name="P22"/>
      <text:p text:style-name="P22">4.5) <text:span text:style-name="T20">Commande pour donner les noms d’utilisateurs contenant au moins 5 caractères</text:span></text:p>
      <text:p text:style-name="P44">samuel.laforge01@205-2 ~ $ grep -E --color .\{5,\}:x /<text:span text:style-name="T21">etc/</text:span>passwd</text:p>
      <text:p text:style-name="P59">daemon:x:1:1:daemon:/usr/sbin:/bin/sh</text:p>
      <text:p text:style-name="P59">games:x:5:60:games:/usr/games:/bin/sh</text:p>
      <text:p text:style-name="P59"><text:soft-page-break/>proxy:x:13:13:proxy:/bin:/bin/sh</text:p>
      <text:p text:style-name="P59">www-data:x:33:33:www-data:/var/www:/bin/sh</text:p>
      <text:p text:style-name="P59">backup:x:34:34:backup:/var/backups:/bin/sh</text:p>
      <text:p text:style-name="P59">gnats:x:41:41:Gnats Bug-Reporting System (admin):/var/lib/gnats:/bin/sh</text:p>
      <text:p text:style-name="P59">nobody:x:65534:65534:nobody:/nonexistent:/bin/sh</text:p>
      <text:p text:style-name="P59">Debian-exim:x:100:102::/var/spool/exim4:/bin/false</text:p>
      <text:p text:style-name="P59">statd:x:101:65534::/var/lib/nfs:/bin/false</text:p>
      <text:p text:style-name="P59">mfacerias:x:30901:30901:FACERIAS Michel,,,:/home/mfacerias:/bin/bash</text:p>
      <text:p text:style-name="P59">sfacerias:x:30902:30902:FACERIAS Sophie,,,:/home/sfacerias:/bin/bash</text:p>
      <text:p text:style-name="P59">afacerias:x:30903:30903:FACERIAS Anais,,,:/home/afacerias:/bin/bash</text:p>
      <text:p text:style-name="P59">gfacerias:x:30904:30904:FACERIAS Gerard,,,:/home/gfacerias:/bin/bash</text:p>
      <text:p text:style-name="P59">jfacerias:x:30905:30905:FACERIAS Jerome,,,:/home/jfacerias:/bin/bash</text:p>
      <text:p text:style-name="P59">dovecot:x:104:104:Dovecot mail server,,,:/usr/lib/dovecot:/bin/false</text:p>
      <text:p text:style-name="P59">mysql:x:105:105:MySQL Server,,,:/var/lib/mysql:/bin/false</text:p>
      <text:p text:style-name="P59">apt-mirror:x:108:108::/var/spool/apt-mirror:/bin/sh</text:p>
      <text:p text:style-name="P59">messagebus:x:111:111::/var/run/dbus:/bin/false</text:p>
      <text:p text:style-name="P59">hplip:x:113:7:HPLIP system user,,,:/var/run/hplip:/bin/false</text:p>
      <text:p text:style-name="P59">libuuid:x:114:114::/var/lib/libuuid:/bin/sh</text:p>
      <text:p text:style-name="P59">funambol:x:888:888:,,,:/home/funambol:/bin/bash</text:p>
      <text:p text:style-name="P59">Asterisk:x:110:115:Asterisk PBX daemon,,,:/var/lib/asterisk:/bin/false</text:p>
      <text:p text:style-name="P47">mediatomb:x:112:116:MediaTomb Server,,,:/var/lib/mediatomb:/usr/sbin/nologin</text:p>
      <text:p text:style-name="Text_20_body"/>
      <text:h text:style-name="P20" text:outline-level="1"><text:bookmark-start text:name="__RefHeading___Toc2072_2125346380"/>5) Tri de données<text:bookmark-end text:name="__RefHeading___Toc2072_2125346380"/></text:h>
      <text:p text:style-name="P26">5.1) <text:span text:style-name="T23">La commande sort -n permet de trier les noms de logins par ordre alphabétique :</text:span></text:p>
      <text:p text:style-name="P50">samuel.laforge01@205-2 ~ $ <text:span text:style-name="T23">sort -n </text:span>/<text:span text:style-name="T21">etc/</text:span>passwd</text:p>
      <text:p text:style-name="P59">afacerias:x:30903:30903:FACERIAS Anais,,,:/home/afacerias:/bin/bash</text:p>
      <text:p text:style-name="P59">apt-mirror:x:108:108::/var/spool/apt-mirror:/bin/sh</text:p>
      <text:p text:style-name="P59">Asterisk:x:110:115:Asterisk PBX daemon,,,:/var/lib/asterisk:/bin/false</text:p>
      <text:p text:style-name="P59">backup:x:34:34:backup:/var/backups:/bin/sh</text:p>
      <text:p text:style-name="P59">bin:x:2:2:bin:/bin:/bin/sh</text:p>
      <text:p text:style-name="P59">daemon:x:1:1:daemon:/usr/sbin:/bin/sh</text:p>
      <text:p text:style-name="P59">Debian-exim:x:100:102::/var/spool/exim4:/bin/false</text:p>
      <text:p text:style-name="P59">dovecot:x:104:104:Dovecot mail server,,,:/usr/lib/dovecot:/bin/false</text:p>
      <text:p text:style-name="P59">funambol:x:888:888:,,,:/home/funambol:/bin/bash</text:p>
      <text:p text:style-name="P59">games:x:5:60:games:/usr/games:/bin/sh</text:p>
      <text:p text:style-name="P59">gfacerias:x:30904:30904:FACERIAS Gerard,,,:/home/gfacerias:/bin/bash</text:p>
      <text:p text:style-name="P59">gnats:x:41:41:Gnats Bug-Reporting System (admin):/var/lib/gnats:/bin/sh</text:p>
      <text:p text:style-name="P59">hplip:x:113:7:HPLIP system user,,,:/var/run/hplip:/bin/false</text:p>
      <text:p text:style-name="P59">irc:x:39:39:ircd:/var/run/ircd:/bin/sh</text:p>
      <text:p text:style-name="P59">jfacerias:x:30905:30905:FACERIAS Jerome,,,:/home/jfacerias:/bin/bash</text:p>
      <text:p text:style-name="P59">libuuid:x:114:114::/var/lib/libuuid:/bin/sh</text:p>
      <text:p text:style-name="P59">list:x:38:38:Mailing List Manager:/var/list:/bin/sh</text:p>
      <text:p text:style-name="P59">lp:x:7:7:lp:/var/spool/lpd:/bin/sh</text:p>
      <text:p text:style-name="P59">mail:x:8:8:mail:/var/mail:/bin/sh</text:p>
      <text:p text:style-name="P59">man:x:6:12:man:/var/cache/man:/bin/sh</text:p>
      <text:p text:style-name="P59">mbox:x:30999:30999:Utilisateur pour multimédia,,,:/home/mbox:/bin/bash</text:p>
      <text:p text:style-name="P59">mediatomb:x:112:116:MediaTomb Server,,,:/var/lib/mediatomb:/usr/sbin/nologin</text:p>
      <text:p text:style-name="P59">messagebus:x:111:111::/var/run/dbus:/bin/false</text:p>
      <text:p text:style-name="P59">mfacerias:x:30901:30901:FACERIAS Michel,,,:/home/mfacerias:/bin/bash</text:p>
      <text:p text:style-name="P59">miso:x:30900:30900:Documents communs MiSo,,,:/home/miso:/bin/bash</text:p>
      <text:p text:style-name="P59">MPD:x:115:29::/var/lib/mpd:/bin/false</text:p>
      <text:p text:style-name="P59">mysql:x:105:105:MySQL Server,,,:/var/lib/mysql:/bin/false</text:p>
      <text:p text:style-name="P59">news:x:9:9:news:/var/spool/news:/bin/sh</text:p>
      <text:p text:style-name="P59">nobody:x:65534:65534:nobody:/nonexistent:/bin/sh</text:p>
      <text:p text:style-name="P59">ntp:x:107:106::/home/utilisateurs/ntp:/bin/false</text:p>
      <text:p text:style-name="P59"><text:soft-page-break/>nut:x:109:112::/var/lib/nut:/bin/false</text:p>
      <text:p text:style-name="P59">proxy:x:13:13:proxy:/bin:/bin/sh</text:p>
      <text:p text:style-name="P59">root:x:0:0:root:/root:/bin/bash</text:p>
      <text:p text:style-name="P59">sfacerias:x:30902:30902:FACERIAS Sophie,,,:/home/sfacerias:/bin/bash</text:p>
      <text:p text:style-name="P59">sshd:x:103:65534::/var/run/sshd:/usr/sbin/nologin</text:p>
      <text:p text:style-name="P59">statd:x:101:65534::/var/lib/nfs:/bin/false</text:p>
      <text:p text:style-name="P59">sync:x:4:65534:sync:/bin:/bin/sync</text:p>
      <text:p text:style-name="P59">sys:x:3:3:sys:/dev:/bin/sh</text:p>
      <text:p text:style-name="P59">uucp:x:10:10:uucp:/var/spool/uucp:/bin/sh</text:p>
      <text:p text:style-name="P51">www-data:x:33:33:www-data:/var/www:/bin/sh</text:p>
      <text:p text:style-name="P32"/>
      <text:p text:style-name="P32">5.2) Commande pour trier le fichier par ordre croissant d’UID</text:p>
      <text:p text:style-name="P45">samuel.laforge01@205-2 ~ $ <text:span text:style-name="T23">sort -t: -k 3 -h </text:span>/<text:span text:style-name="T21">etc/</text:span>passwd</text:p>
      <text:p text:style-name="P59">root:x:0:0:root:/root:/bin/bash</text:p>
      <text:p text:style-name="P59">daemon:x:1:1:daemon:/usr/sbin:/bin/sh</text:p>
      <text:p text:style-name="P59">bin:x:2:2:bin:/bin:/bin/sh</text:p>
      <text:p text:style-name="P59">sys:x:3:3:sys:/dev:/bin/sh</text:p>
      <text:p text:style-name="P59">sync:x:4:65534:sync:/bin:/bin/sync</text:p>
      <text:p text:style-name="P59">games:x:5:60:games:/usr/games:/bin/sh</text:p>
      <text:p text:style-name="P59">man:x:6:12:man:/var/cache/man:/bin/sh</text:p>
      <text:p text:style-name="P59">lp:x:7:7:lp:/var/spool/lpd:/bin/sh</text:p>
      <text:p text:style-name="P59">mail:x:8:8:mail:/var/mail:/bin/sh</text:p>
      <text:p text:style-name="P59">news:x:9:9:news:/var/spool/news:/bin/sh</text:p>
      <text:p text:style-name="P59">uucp:x:10:10:uucp:/var/spool/uucp:/bin/sh</text:p>
      <text:p text:style-name="P59">proxy:x:13:13:proxy:/bin:/bin/sh</text:p>
      <text:p text:style-name="P59">www-data:x:33:33:www-data:/var/www:/bin/sh</text:p>
      <text:p text:style-name="P59">backup:x:34:34:backup:/var/backups:/bin/sh</text:p>
      <text:p text:style-name="P59">list:x:38:38:Mailing List Manager:/var/list:/bin/sh</text:p>
      <text:p text:style-name="P59">irc:x:39:39:ircd:/var/run/ircd:/bin/sh</text:p>
      <text:p text:style-name="P59">gnats:x:41:41:Gnats Bug-Reporting System (admin):/var/lib/gnats:/bin/sh</text:p>
      <text:p text:style-name="P59">Debian-exim:x:100:102::/var/spool/exim4:/bin/false</text:p>
      <text:p text:style-name="P59">statd:x:101:65534::/var/lib/nfs:/bin/false</text:p>
      <text:p text:style-name="P59">sshd:x:103:65534::/var/run/sshd:/usr/sbin/nologin</text:p>
      <text:p text:style-name="P59">dovecot:x:104:104:Dovecot mail server,,,:/usr/lib/dovecot:/bin/false</text:p>
      <text:p text:style-name="P59">mysql:x:105:105:MySQL Server,,,:/var/lib/mysql:/bin/false</text:p>
      <text:p text:style-name="P59">ntp:x:107:106::/home/utilisateurs/ntp:/bin/false</text:p>
      <text:p text:style-name="P59">apt-mirror:x:108:108::/var/spool/apt-mirror:/bin/sh</text:p>
      <text:p text:style-name="P59">nut:x:109:112::/var/lib/nut:/bin/false</text:p>
      <text:p text:style-name="P59">Asterisk:x:110:115:Asterisk PBX daemon,,,:/var/lib/asterisk:/bin/false</text:p>
      <text:p text:style-name="P59">messagebus:x:111:111::/var/run/dbus:/bin/false</text:p>
      <text:p text:style-name="P59">mediatomb:x:112:116:MediaTomb Server,,,:/var/lib/mediatomb:/usr/sbin/nologin</text:p>
      <text:p text:style-name="P59">hplip:x:113:7:HPLIP system user,,,:/var/run/hplip:/bin/false</text:p>
      <text:p text:style-name="P59">libuuid:x:114:114::/var/lib/libuuid:/bin/sh</text:p>
      <text:p text:style-name="P59">MPD:x:115:29::/var/lib/mpd:/bin/false</text:p>
      <text:p text:style-name="P59">funambol:x:888:888:,,,:/home/funambol:/bin/bash</text:p>
      <text:p text:style-name="P59">miso:x:30900:30900:Documents communs MiSo,,,:/home/miso:/bin/bash</text:p>
      <text:p text:style-name="P59">mfacerias:x:30901:30901:FACERIAS Michel,,,:/home/mfacerias:/bin/bash</text:p>
      <text:p text:style-name="P59">sfacerias:x:30902:30902:FACERIAS Sophie,,,:/home/sfacerias:/bin/bash</text:p>
      <text:p text:style-name="P59">afacerias:x:30903:30903:FACERIAS Anais,,,:/home/afacerias:/bin/bash</text:p>
      <text:p text:style-name="P59">gfacerias:x:30904:30904:FACERIAS Gerard,,,:/home/gfacerias:/bin/bash</text:p>
      <text:p text:style-name="P59">jfacerias:x:30905:30905:FACERIAS Jerome,,,:/home/jfacerias:/bin/bash</text:p>
      <text:p text:style-name="P59">mbox:x:30999:30999:Utilisateur pour multimédia,,,:/home/mbox:/bin/bash</text:p>
      <text:p text:style-name="P47">nobody:x:65534:65534:nobody:/nonexistent:/bin/sh</text:p>
      <text:p text:style-name="Text_20_body"/>
      <text:p text:style-name="P32">5.3) <text:span text:style-name="T24">Commande pour trier par ordre décroissant de GID</text:span></text:p>
      <text:p text:style-name="P46"><text:soft-page-break/>samuel.laforge01@205-2 ~ $ <text:span text:style-name="T23">sort <text:s/>-r -t: -k 4 -h </text:span>/<text:span text:style-name="T21">etc/</text:span>passwd</text:p>
      <text:p text:style-name="P59">sync:x:4:65534:sync:/bin:/bin/sync</text:p>
      <text:p text:style-name="P59">statd:x:101:65534::/var/lib/nfs:/bin/false</text:p>
      <text:p text:style-name="P59">sshd:x:103:65534::/var/run/sshd:/usr/sbin/nologin</text:p>
      <text:p text:style-name="P59">nobody:x:65534:65534:nobody:/nonexistent:/bin/sh</text:p>
      <text:p text:style-name="P59">mbox:x:30999:30999:Utilisateur pour multimédia,,,:/home/mbox:/bin/bash</text:p>
      <text:p text:style-name="P59">jfacerias:x:30905:30905:FACERIAS Jerome,,,:/home/jfacerias:/bin/bash</text:p>
      <text:p text:style-name="P59">gfacerias:x:30904:30904:FACERIAS Gerard,,,:/home/gfacerias:/bin/bash</text:p>
      <text:p text:style-name="P59">afacerias:x:30903:30903:FACERIAS Anais,,,:/home/afacerias:/bin/bash</text:p>
      <text:p text:style-name="P59">sfacerias:x:30902:30902:FACERIAS Sophie,,,:/home/sfacerias:/bin/bash</text:p>
      <text:p text:style-name="P59">mfacerias:x:30901:30901:FACERIAS Michel,,,:/home/mfacerias:/bin/bash</text:p>
      <text:p text:style-name="P59">miso:x:30900:30900:Documents communs MiSo,,,:/home/miso:/bin/bash</text:p>
      <text:p text:style-name="P59">funambol:x:888:888:,,,:/home/funambol:/bin/bash</text:p>
      <text:p text:style-name="P59">mediatomb:x:112:116:MediaTomb Server,,,:/var/lib/mediatomb:/usr/sbin/nologin</text:p>
      <text:p text:style-name="P59">Asterisk:x:110:115:Asterisk PBX daemon,,,:/var/lib/asterisk:/bin/false</text:p>
      <text:p text:style-name="P59">libuuid:x:114:114::/var/lib/libuuid:/bin/sh</text:p>
      <text:p text:style-name="P59">nut:x:109:112::/var/lib/nut:/bin/false</text:p>
      <text:p text:style-name="P59">messagebus:x:111:111::/var/run/dbus:/bin/false</text:p>
      <text:p text:style-name="P59">apt-mirror:x:108:108::/var/spool/apt-mirror:/bin/sh</text:p>
      <text:p text:style-name="P59">ntp:x:107:106::/home/utilisateurs/ntp:/bin/false</text:p>
      <text:p text:style-name="P59">mysql:x:105:105:MySQL Server,,,:/var/lib/mysql:/bin/false</text:p>
      <text:p text:style-name="P59">dovecot:x:104:104:Dovecot mail server,,,:/usr/lib/dovecot:/bin/false</text:p>
      <text:p text:style-name="P59">Debian-exim:x:100:102::/var/spool/exim4:/bin/false</text:p>
      <text:p text:style-name="P59">games:x:5:60:games:/usr/games:/bin/sh</text:p>
      <text:p text:style-name="P59">gnats:x:41:41:Gnats Bug-Reporting System (admin):/var/lib/gnats:/bin/sh</text:p>
      <text:p text:style-name="P59">irc:x:39:39:ircd:/var/run/ircd:/bin/sh</text:p>
      <text:p text:style-name="P59">list:x:38:38:Mailing List Manager:/var/list:/bin/sh</text:p>
      <text:p text:style-name="P59">backup:x:34:34:backup:/var/backups:/bin/sh</text:p>
      <text:p text:style-name="P59">www-data:x:33:33:www-data:/var/www:/bin/sh</text:p>
      <text:p text:style-name="P59">MPD:x:115:29::/var/lib/mpd:/bin/false</text:p>
      <text:p text:style-name="P59">proxy:x:13:13:proxy:/bin:/bin/sh</text:p>
      <text:p text:style-name="P59">man:x:6:12:man:/var/cache/man:/bin/sh</text:p>
      <text:p text:style-name="P59">uucp:x:10:10:uucp:/var/spool/uucp:/bin/sh</text:p>
      <text:p text:style-name="P59">news:x:9:9:news:/var/spool/news:/bin/sh</text:p>
      <text:p text:style-name="P59">mail:x:8:8:mail:/var/mail:/bin/sh</text:p>
      <text:p text:style-name="P59">lp:x:7:7:lp:/var/spool/lpd:/bin/sh</text:p>
      <text:p text:style-name="P59">hplip:x:113:7:HPLIP system user,,,:/var/run/hplip:/bin/false</text:p>
      <text:p text:style-name="P59">sys:x:3:3:sys:/dev:/bin/sh</text:p>
      <text:p text:style-name="P59">bin:x:2:2:bin:/bin:/bin/sh</text:p>
      <text:p text:style-name="P59">daemon:x:1:1:daemon:/usr/sbin:/bin/sh</text:p>
      <text:p text:style-name="P47">root:x:0:0:root:/root:/bin/bash</text:p>
      <text:p text:style-name="Text_20_body"/>
      <text:h text:style-name="P20" text:outline-level="1"><text:bookmark-start text:name="__RefHeading___Toc2074_2125346380"/>6) Redirections multiples<text:bookmark-end text:name="__RefHeading___Toc2074_2125346380"/></text:h>
      <text:p text:style-name="P27">6.1) <text:s/><text:span text:style-name="T25">Commande pour afficher la liste des GID par ordre croissant en éliminant les doublons</text:span></text:p>
      <text:p text:style-name="P55"><text:span text:style-name="T7">samuel.laforge01@205-2 ~ $ </text:span><text:span text:style-name="T5">cut -d: -f 4 passwd | sort -n -u</text:span></text:p>
      <text:p text:style-name="P59">0</text:p>
      <text:p text:style-name="P59">1</text:p>
      <text:p text:style-name="P59">2</text:p>
      <text:p text:style-name="P59">3</text:p>
      <text:p text:style-name="P59">7</text:p>
      <text:p text:style-name="P59">8</text:p>
      <text:p text:style-name="P59">9</text:p>
      <text:p text:style-name="P59">10</text:p>
      <text:p text:style-name="P59">12</text:p>
      <text:p text:style-name="P59">13</text:p>
      <text:p text:style-name="P59"><text:soft-page-break/>29</text:p>
      <text:p text:style-name="P59">33</text:p>
      <text:p text:style-name="P59">34</text:p>
      <text:p text:style-name="P59">38</text:p>
      <text:p text:style-name="P59">39</text:p>
      <text:p text:style-name="P59">41</text:p>
      <text:p text:style-name="P59">60</text:p>
      <text:p text:style-name="P59">102</text:p>
      <text:p text:style-name="P59">104</text:p>
      <text:p text:style-name="P59">105</text:p>
      <text:p text:style-name="P59">106</text:p>
      <text:p text:style-name="P59">108</text:p>
      <text:p text:style-name="P59">111</text:p>
      <text:p text:style-name="P59">112</text:p>
      <text:p text:style-name="P59">114</text:p>
      <text:p text:style-name="P59">115</text:p>
      <text:p text:style-name="P59">116</text:p>
      <text:p text:style-name="P59">888</text:p>
      <text:p text:style-name="P59">30900</text:p>
      <text:p text:style-name="P59">30901</text:p>
      <text:p text:style-name="P59">30902</text:p>
      <text:p text:style-name="P59">30903</text:p>
      <text:p text:style-name="P59">30904</text:p>
      <text:p text:style-name="P59">30905</text:p>
      <text:p text:style-name="P59">30999</text:p>
      <text:p text:style-name="P56"><text:span text:style-name="T5">65534</text:span></text:p>
      <text:p text:style-name="Text_20_body"/>
      <text:p text:style-name="P33">6.2) <text:span text:style-name="T27">Commande pour afficher la liste des logins (uniquement) par ordre croissant d’UID</text:span></text:p>
      <text:p text:style-name="P57"><text:span text:style-name="T8">samuel.laforge01@205-2 ~ $ </text:span><text:span text:style-name="T5">sort -t: -k 3 -n passwd | cut -d: -f 1</text:span></text:p>
      <text:p text:style-name="P59">root</text:p>
      <text:p text:style-name="P59">daemon</text:p>
      <text:p text:style-name="P59">bin</text:p>
      <text:p text:style-name="P59">sys</text:p>
      <text:p text:style-name="P59">sync</text:p>
      <text:p text:style-name="P59">games</text:p>
      <text:p text:style-name="P59">man</text:p>
      <text:p text:style-name="P59">lp</text:p>
      <text:p text:style-name="P59">mail</text:p>
      <text:p text:style-name="P59">news</text:p>
      <text:p text:style-name="P59">uucp</text:p>
      <text:p text:style-name="P59">proxy</text:p>
      <text:p text:style-name="P59">www-data</text:p>
      <text:p text:style-name="P59">backup</text:p>
      <text:p text:style-name="P59">list</text:p>
      <text:p text:style-name="P59">irc</text:p>
      <text:p text:style-name="P59">gnats</text:p>
      <text:p text:style-name="P59">Debian-exim</text:p>
      <text:p text:style-name="P59">statd</text:p>
      <text:p text:style-name="P59">sshd</text:p>
      <text:p text:style-name="P59">dovecot</text:p>
      <text:p text:style-name="P59">mysql</text:p>
      <text:p text:style-name="P59">ntp</text:p>
      <text:p text:style-name="P59">apt-mirror</text:p>
      <text:p text:style-name="P59">nut</text:p>
      <text:p text:style-name="P59">Asterisk</text:p>
      <text:p text:style-name="P59">messagebus</text:p>
      <text:p text:style-name="P59">mediatomb</text:p>
      <text:p text:style-name="P59"><text:soft-page-break/>hplip</text:p>
      <text:p text:style-name="P59">libuuid</text:p>
      <text:p text:style-name="P59">MPD</text:p>
      <text:p text:style-name="P59">funambol</text:p>
      <text:p text:style-name="P59">miso</text:p>
      <text:p text:style-name="P59">mfacerias</text:p>
      <text:p text:style-name="P59">sfacerias</text:p>
      <text:p text:style-name="P59">afacerias</text:p>
      <text:p text:style-name="P59">gfacerias</text:p>
      <text:p text:style-name="P59">jfacerias</text:p>
      <text:p text:style-name="P59">mbox</text:p>
      <text:p text:style-name="P58"><text:span text:style-name="T5">nobody</text:span></text:p>
      <text:p text:style-name="Text_20_body"/>
      <text:p text:style-name="P34">6.3) <text:span text:style-name="T44">On ne peut pas afficher les noms de login qui sont entièrement numériques car il n’y en a pas.</text:span></text:p>
      <text:h text:style-name="Heading_20_1" text:outline-level="1"><text:bookmark-start text:name="__RefHeading___Toc2076_2125346380"/><text:span text:style-name="T22">7) Exemples à décoder</text:span><text:bookmark-end text:name="__RefHeading___Toc2076_2125346380"/></text:h>
      <text:p text:style-name="P28">7.1) Cette commande permet d'afficher du 5ème au 7ème caractère de chaque ligne de la liste.</text:p>
      <text:p text:style-name="P52">samuel.laforge01@205-2~$ ls -l -d ~ | cut -c 5-7</text:p>
      <text:p text:style-name="P53">r-x</text:p>
      <text:p text:style-name="Text_20_body"/>
      <text:p text:style-name="P35">7.2) <text:s/><text:span text:style-name="T28">Cette commande permet d'afficher s</text:span><text:span text:style-name="T29">eulement </text:span><text:span text:style-name="T28">le </text:span><text:span text:style-name="T30">4ème champ </text:span><text:span text:style-name="T29">ainsi que toutes les lignes qui ne contiennent pas le caractère délimiteur « » dans la liste délimitée par </text:span><text:span text:style-name="T28">ls </text:span><text:span text:style-name="T29">:</text:span></text:p>
      <text:p text:style-name="P48"><text:span text:style-name="T31">samuel.laforge01@205-2~$</text:span><text:span text:style-name="T29">ls -l -d ~ | cut -d " " -f 4</text:span></text:p>
      <text:p text:style-name="P49"><text:span text:style-name="T29">test</text:span></text:p>
      <text:p text:style-name="Text_20_body"/>
      <text:p text:style-name="P25">TP2 Flux</text:p>
      <text:h text:style-name="P18" text:outline-level="1"><text:bookmark-start text:name="__RefHeading___Toc2335_2125346380"/><text:span text:style-name="T32">1) </text:span>Afficher les lignes répondant aux critères suivant <text:bookmark-end text:name="__RefHeading___Toc2335_2125346380"/></text:h>
      <text:p text:style-name="P36"/>
      <text:p text:style-name="P36">1) Les utilisateurs ayant le shell sh par défaut sont :</text:p>
      <text:p text:style-name="P61"><text:s/>samuel.laforge01@206-16 ~ $ <text:span text:style-name="T26">grep /sh passwd</text:span></text:p>
      <text:p text:style-name="P61">daemon:x:1:1:daemon:/usr/sbin:/bin/sh</text:p>
      <text:p text:style-name="P61">bin:x:2:2:bin:/bin:/bin/sh</text:p>
      <text:p text:style-name="P61">sys:x:3:3:sys:/dev:/bin/sh</text:p>
      <text:p text:style-name="P61">games:x:5:60:games:/usr/games:/bin/sh</text:p>
      <text:p text:style-name="P61">man:x:6:12:man:/var/cache/man:/bin/sh</text:p>
      <text:p text:style-name="P61">lp:x:7:7:lp:/var/spool/lpd:/bin/sh</text:p>
      <text:p text:style-name="P61">mail:x:8:8:mail:/var/mail:/bin/sh</text:p>
      <text:p text:style-name="P61">news:x:9:9:news:/var/spool/news:/bin/sh</text:p>
      <text:p text:style-name="P61">uucp:x:10:10:uucp:/var/spool/uucp:/bin/sh</text:p>
      <text:p text:style-name="P61"><text:soft-page-break/>proxy:x:13:13:proxy:/bin:/bin/sh</text:p>
      <text:p text:style-name="P61">www-data:x:33:33:www-data:/var/www:/bin/sh</text:p>
      <text:p text:style-name="P61">backup:x:34:34:backup:/var/backups:/bin/sh</text:p>
      <text:p text:style-name="P61">list:x:38:38:Mailing List Manager:/var/list:/bin/sh</text:p>
      <text:p text:style-name="P61">irc:x:39:39:ircd:/var/run/ircd:/bin/sh</text:p>
      <text:p text:style-name="P61">gnats:x:41:41:Gnats Bug-Reporting System (admin):/var/lib/gnats:/bin/sh</text:p>
      <text:p text:style-name="P61">nobody:x:65534:65534:nobody:/nonexistent:/bin/sh</text:p>
      <text:p text:style-name="P61">apt-mirror:x:108:108::/var/spool/apt-mirror:/bin/sh</text:p>
      <text:p text:style-name="P61">libuuid:x:114:114::/var/lib/libuuid:/bin/sh</text:p>
      <text:p text:style-name="P37">2) Les utilisateurs ayant le shell bash par défaut sont :</text:p>
      <text:p text:style-name="P61">samuel.laforge01@206-16 ~ $ <text:span text:style-name="T26">grep /bash passwd</text:span></text:p>
      <text:p text:style-name="P61">root:x:0:0:root:/root:/bin/bash</text:p>
      <text:p text:style-name="P61">mfacerias:x:30901:30901:FACERIAS Michel,,,:/home/mfacerias:/bin/bash</text:p>
      <text:p text:style-name="P61">sfacerias:x:30902:30902:FACERIAS Sophie,,,:/home/sfacerias:/bin/bash</text:p>
      <text:p text:style-name="P61">afacerias:x:30903:30903:FACERIAS Anais,,,:/home/afacerias:/bin/bash</text:p>
      <text:p text:style-name="P61">gfacerias:x:30904:30904:FACERIAS Gerard,,,:/home/gfacerias:/bin/bash</text:p>
      <text:p text:style-name="P61">jfacerias:x:30905:30905:FACERIAS Jerome,,,:/home/jfacerias:/bin/bash</text:p>
      <text:p text:style-name="P61">miso:x:30900:30900:Documents communs MiSo,,,:/home/miso:/bin/bash</text:p>
      <text:p text:style-name="P61">mbox:x:30999:30999:Utilisateur pour multimédia,,,:/home/mbox:/bin/bash</text:p>
      <text:p text:style-name="P61">funambol:x:888:888:,,,:/home/funambol:/bin/bash</text:p>
      <text:p text:style-name="P37">3) Les utilisateurs ayant le dossier personnel commençant par /home sont :</text:p>
      <text:p text:style-name="P61">samuel.laforge01@206-16 ~ $ <text:span text:style-name="T26">grep /home passwd</text:span></text:p>
      <text:p text:style-name="P61">mfacerias:x:30901:30901:FACERIAS Michel,,,:/home/mfacerias:/bin/bash</text:p>
      <text:p text:style-name="P61">sfacerias:x:30902:30902:FACERIAS Sophie,,,:/home/sfacerias:/bin/bash</text:p>
      <text:p text:style-name="P61">afacerias:x:30903:30903:FACERIAS Anais,,,:/home/afacerias:/bin/bash</text:p>
      <text:p text:style-name="P61">gfacerias:x:30904:30904:FACERIAS Gerard,,,:/home/gfacerias:/bin/bash</text:p>
      <text:p text:style-name="P61">jfacerias:x:30905:30905:FACERIAS Jerome,,,:/home/jfacerias:/bin/bash</text:p>
      <text:p text:style-name="P61">ntp:x:107:106::/home/utilisateurs/ntp:/bin/false</text:p>
      <text:p text:style-name="P61">miso:x:30900:30900:Documents communs MiSo,,,:/home/miso:/bin/bash</text:p>
      <text:p text:style-name="P61">mbox:x:30999:30999:Utilisateur pour multimédia,,,:/home/mbox:/bin/bash</text:p>
      <text:p text:style-name="P61">funambol:x:888:888:,,,:/home/funambol:/bin/bash</text:p>
      <text:p text:style-name="P37">4) Les utilisateurs ayant leur login faisant plus de 8 caractères sont :</text:p>
      <text:p text:style-name="P60">samuel.laforge01@206-16 ~ $ <text:span text:style-name="T26">grep -E ^[a-z,A-Z,0-9,-]\{9,}: passwd</text:span></text:p>
      <text:p text:style-name="P60"><text:soft-page-break/>Debian-exim:x:100:102::/var/spool/exim4:/bin/false</text:p>
      <text:p text:style-name="P60">mfacerias:x:30901:30901:FACERIAS Michel,,,:/home/mfacerias:/bin/bash</text:p>
      <text:p text:style-name="P60">sfacerias:x:30902:30902:FACERIAS Sophie,,,:/home/sfacerias:/bin/bash</text:p>
      <text:p text:style-name="P60">afacerias:x:30903:30903:FACERIAS Anais,,,:/home/afacerias:/bin/bash</text:p>
      <text:p text:style-name="P60">gfacerias:x:30904:30904:FACERIAS Gerard,,,:/home/gfacerias:/bin/bash</text:p>
      <text:p text:style-name="P60">jfacerias:x:30905:30905:FACERIAS Jerome,,,:/home/jfacerias:/bin/bash</text:p>
      <text:p text:style-name="P60">apt-mirror:x:108:108::/var/spool/apt-mirror:/bin/sh</text:p>
      <text:p text:style-name="P60">messagebus:x:111:111::/var/run/dbus:/bin/false</text:p>
      <text:p text:style-name="P60">mediatomb:x:112:116:MediaTomb Server,,,:/var/lib/mediatomb:/usr/sbin/nologin</text:p>
      <text:p text:style-name="P37"/>
      <text:p text:style-name="P37"/>
      <text:p text:style-name="P37"/>
      <text:p text:style-name="P37">5) <text:span text:style-name="T33">Les utilisateurs dont l’UID est constitué de 3 chiffres sont :</text:span></text:p>
      <text:p text:style-name="P61">samuel.laforge01@206-16 ~ $ <text:span text:style-name="T26">grep -E x:[[:digit:]]\{3\}: passwd</text:span></text:p>
      <text:p text:style-name="P61">Debian-exim:x:100:102::/var/spool/exim4:/bin/false</text:p>
      <text:p text:style-name="P61">statd:x:101:65534::/var/lib/nfs:/bin/false</text:p>
      <text:p text:style-name="P61">sshd:x:103:65534::/var/run/sshd:/usr/sbin/nologin</text:p>
      <text:p text:style-name="P61">dovecot:x:104:104:Dovecot mail server,,,:/usr/lib/dovecot:/bin/false</text:p>
      <text:p text:style-name="P61">mysql:x:105:105:MySQL Server,,,:/var/lib/mysql:/bin/false</text:p>
      <text:p text:style-name="P61">ntp:x:107:106::/home/utilisateurs/ntp:/bin/false</text:p>
      <text:p text:style-name="P61">apt-mirror:x:108:108::/var/spool/apt-mirror:/bin/sh</text:p>
      <text:p text:style-name="P61">messagebus:x:111:111::/var/run/dbus:/bin/false</text:p>
      <text:p text:style-name="P61">hplip:x:113:7:HPLIP system user,,,:/var/run/hplip:/bin/false</text:p>
      <text:p text:style-name="P61">libuuid:x:114:114::/var/lib/libuuid:/bin/sh</text:p>
      <text:p text:style-name="P61">nut:x:109:112::/var/lib/nut:/bin/false</text:p>
      <text:p text:style-name="P61">funambol:x:888:888:,,,:/home/funambol:/bin/bash</text:p>
      <text:p text:style-name="P61">Asterisk:x:110:115:Asterisk PBX daemon,,,:/var/lib/asterisk:/bin/false</text:p>
      <text:p text:style-name="P61">mediatomb:x:112:116:MediaTomb Server,,,:/var/lib/mediatomb:/usr/sbin/nologin</text:p>
      <text:p text:style-name="P62">MPD:x:115:29::/var/lib/mpd:/bin/false</text:p>
      <text:p text:style-name="P24"><text:span text:style-name="T35">TP REPRIS A CET ENDROIT A LA MAISON. IMPOSSIBLE DE COPIER COLLER LE RESULTAT DES COMMANDES</text:span></text:p>
      <text:p text:style-name="P38">6) <text:span text:style-name="T34">Commande pour afficher les utilisateurs ayant un UID supérieur ou égal à 1000 :</text:span></text:p>
      <text:p text:style-name="P63">samuel.laforge01@206-16 ~ $ <text:span text:style-name="T26">grep -E x:[[:digit:]][0-9]\{4\}: passwd</text:span></text:p>
      <text:h text:style-name="P21" text:outline-level="1"><text:bookmark-start text:name="__RefHeading___Toc3690_2125346380"/><text:soft-page-break/>2. Extraction de champs<text:bookmark-end text:name="__RefHeading___Toc3690_2125346380"/></text:h>
      <text:p text:style-name="P29"><text:span text:style-name="T18">1) </text:span><text:span text:style-name="T19">Commande pour afficher la liste des logins</text:span></text:p>
      <text:p text:style-name="P9"><text:span text:style-name="T36">samuel.laforge01@205-2 ~ $</text:span><text:span text:style-name="T9"> </text:span><text:span text:style-name="T11">cut -d : -f 1 /etc/passwd</text:span></text:p>
      <text:p text:style-name="P39">2) <text:span text:style-name="T40">Commande pour afficher la liste des logins et le dossier personnel des utilisateurs</text:span></text:p>
      <text:p text:style-name="P10"><text:span text:style-name="T36">samuel.laforge01@205-2 ~ $</text:span><text:span text:style-name="T9"> </text:span><text:span text:style-name="T11">cut -d : -f </text:span><text:span text:style-name="T12">7,1</text:span><text:span text:style-name="T11"> /etc/passwd</text:span></text:p>
      <text:p text:style-name="P40">3) Commande pour afficher la liste des logins et l’UID de chaque utilisateurs</text:p>
      <text:p text:style-name="P10"><text:span text:style-name="T36">samuel.laforge01@205-2 ~ $</text:span><text:span text:style-name="T9"> </text:span><text:span text:style-name="T11">cut -d : -f </text:span><text:span text:style-name="T12">3,1</text:span><text:span text:style-name="T11"> /etc/passwd</text:span></text:p>
      <text:h text:style-name="P19" text:outline-level="1"><text:bookmark-start text:name="__RefHeading___Toc3692_2125346380"/>3. Extraction de lignes<text:bookmark-end text:name="__RefHeading___Toc3692_2125346380"/></text:h>
      <text:p text:style-name="P31">1) Commande pour donner les utilisateurs qui ont le shell bash par défaut :</text:p>
      <text:p text:style-name="P13">samuel.laforge01@205-2 ~ $ <text:span text:style-name="T10">grep bash /etc/passwd</text:span></text:p>
      <text:p text:style-name="P41">2) Commande pour donner les utilisateurs qui ont leur répertoire personnel dans /var :</text:p>
      <text:p text:style-name="Console">samuel.laforge01@205-2 ~ $ <text:span text:style-name="T13">grep /var /etc/passwd</text:span></text:p>
      <text:p text:style-name="P41">3) Commande pour donner les utilisateurs qui ont leur répertoire personnel dans /bin :</text:p>
      <text:p text:style-name="P14">samuel.laforge01@205-2 ~ $ <text:span text:style-name="T13">grep /bin /etc/passwd</text:span></text:p>
      <text:p text:style-name="P41">4) <text:span text:style-name="T3">Commande pour donner les noms d’utilisateurs contenant seulement des minuscules</text:span></text:p>
      <text:p text:style-name="P7"><text:span text:style-name="T4">samuel.laforge01@205-2 ~ $ </text:span><text:span text:style-name="T13">grep -E --color ^[[:lower:]]*: /</text:span><text:span text:style-name="T14">etc/</text:span><text:span text:style-name="T13">passwd</text:span></text:p>
      <text:p text:style-name="P23">5) <text:span text:style-name="T20">Commande pour donner les noms d’utilisateurs contenant au moins 5 caractères</text:span></text:p>
      <text:p text:style-name="P54">samuel.laforge01@205-2 ~ $ <text:span text:style-name="T10">grep -E --color .\{5,\}:x /</text:span><text:span text:style-name="T15">etc/</text:span><text:span text:style-name="T10">passwd</text:span></text:p>
      <text:p text:style-name="Text_20_body"/>
      <text:h text:style-name="P20" text:outline-level="1"><text:bookmark-start text:name="__RefHeading___Toc3694_2125346380"/>4. Transformation / mise en forme<text:bookmark-end text:name="__RefHeading___Toc3694_2125346380"/></text:h>
      <text:p text:style-name="P30">1) <text:span text:style-name="T41">Commande pour afficher les noms de login qui sont en majuscule :</text:span></text:p>
      <text:p text:style-name="P8"><text:span text:style-name="T4">samuel.laforge01@205-2 ~ $ </text:span><text:span text:style-name="T37">grep -E --color ^[[:</text:span><text:span text:style-name="T39">upper</text:span><text:span text:style-name="T37">:]]*: /</text:span><text:span text:style-name="T38">etc/</text:span><text:span text:style-name="T37">passwd</text:span></text:p>
      <text:p text:style-name="P42">2) Commande pour afficher le login le nom et le prénom de chaque utilisateur</text:p>
      <text:p text:style-name="P11"><text:span text:style-name="T36">samuel.laforge01@205-2 ~ $</text:span><text:span text:style-name="T9"> </text:span><text:span text:style-name="T11">cut -d : -f </text:span><text:span text:style-name="T16">5</text:span><text:span text:style-name="T12">,1</text:span><text:span text:style-name="T11"> /etc/passwd</text:span></text:p>
      <text:p text:style-name="P42">3) <text:span text:style-name="T42">Commande pour créer un fichier login.csv contenant les login noms et prénoms des utilisateurs avec séparation des champs par une virgule à la place des deux points :</text:span></text:p>
      <text:p text:style-name="P12"><text:span text:style-name="T36">samuel.laforge01@205-2 ~ $</text:span><text:span text:style-name="T9"> </text:span><text:span text:style-name="T11">cut -d : -f </text:span><text:span text:style-name="T16">5</text:span><text:span text:style-name="T12">,1</text:span><text:span text:style-name="T11"> /etc/passwd </text:span><text:span text:style-name="T17">| sed -e ‘s/:/,/g’&gt;login.csv</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adornments="Normal" style:font-pitch="fixed"/>
    <style:font-face style:name="Courier 10 Pitch1" svg:font-family="'Courier 10 Pitch'"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next-style-name="Terminal"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terminal" style:family="paragraph" style:parent-style-name="Text_20_body">
      <loext:graphic-properties draw:fill="solid" draw:fill-color="#000000" draw:opacity="100%"/>
      <style:paragraph-properties fo:hyphenation-ladder-count="no-limit" fo:background-color="#000000"/>
      <style:text-properties fo:color="#000000" fo:background-color="#ffffff" fo:hyphenate="false"/>
    </style:style>
    <style:style style:name="Terminal" style:family="paragraph" style:parent-style-name="Text_20_body">
      <loext:graphic-properties draw:fill="solid" draw:fill-color="#000000" draw:opacity="100%"/>
      <style:paragraph-properties fo:hyphenation-ladder-count="no-limit" fo:background-color="#000000"/>
      <style:text-properties style:font-name="Courier 10 Pitch1" fo:font-family="'Courier 10 Pitch'" style:font-family-generic="system" style:font-pitch="fixed" fo:font-size="10.5pt" style:font-name-asian="Courier 10 Pitch1" style:font-family-asian="'Courier 10 Pitch'" style:font-family-generic-asian="system" style:font-pitch-asian="fixed" style:font-size-asian="10.5pt" style:font-name-complex="Courier 10 Pitch1" style:font-family-complex="'Courier 10 Pitch'" style:font-family-generic-complex="system" style:font-pitch-complex="fixed" fo:hyphenate="false"/>
    </style:style>
    <style:style style:name="Console" style:family="paragraph" style:parent-style-name="Standard">
      <loext:graphic-properties draw:fill="solid" draw:fill-color="#000000" draw:opacity="100%"/>
      <style:paragraph-properties fo:text-align="start" style:justify-single-word="false" fo:background-color="#000000" style:shadow="none"/>
      <style:text-properties fo:color="#ffffff" style:font-name="Courier 10 Pitch" fo:font-family="'Courier 10 Pitch'" style:font-style-name="Normal" style:font-pitch="fixed" fo:font-size="10pt" fo:background-color="#000000" style:font-size-asian="10.5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md" style:family="paragraph" style:parent-style-name="Terminal">
      <loext:graphic-properties draw:fill="solid" draw:fill-color="#000000"/>
      <style:paragraph-properties fo:background-color="#000000"/>
      <style:text-properties style:font-name="Courier 10 Pitch" fo:font-family="'Courier 10 Pitch'" style:font-style-name="Normal" style:font-pitch="fixed" fo:font-size="10pt" style:font-size-asian="10.5pt"/>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paragraph-rsid="0028bf98"/>
    </style:style>
    <style:style style:name="MT1" style:family="text">
      <style:text-properties fo:color="#ff0000"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date-style style:name="N10107" number:language="fr" number:country="FR">
      <number:day number:calendar="gregorian" number:style="long"/>
      <number:text>/</number:text>
      <number:month number:calendar="gregorian" number:style="long"/>
      <number:text>/</number:text>
      <number:year number:calendar="gregorian"/>
    </number:date-style>
  </office:automatic-styles>
  <office:master-styles>
    <style:master-page style:name="Standard" style:page-layout-name="Mpm1"/>
    <style:master-page style:name="MP0" style:page-layout-name="Mpm2">
      <style:header>
        <text:p text:style-name="Header">LAFORGE<text:tab/><text:tab/>RT1</text:p>
        <text:p text:style-name="MP1">Samuel</text:p>
        <text:p text:style-name="MP1"><text:tab/><text:span text:style-name="Police_20_par_20_défaut"><text:span text:style-name="MT1">TP1 Flux M1105</text:span></text:span></text:p>
      </style:header>
      <style:footer>
        <text:p text:style-name="Footer">25/09/18<text:tab/><text:page-number text:select-page="current">15</text:page-number>/<text:page-count>15</text:page-count><text:tab/><text:date style:data-style-name="N10107" text:date-value="2018-11-01T18:22:50.482999691">01/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creation-date>2018-09-25T13:19:00Z</meta:creation-date>
    <dc:date>2018-11-01T18:22:49.459000000</dc:date>
    <meta:editing-cycles>25</meta:editing-cycles>
    <meta:editing-duration>PT7H24M52S</meta:editing-duration>
    <meta:document-statistic meta:table-count="0" meta:image-count="0" meta:object-count="0" meta:page-count="15" meta:paragraph-count="589" meta:word-count="1818" meta:character-count="23150" meta:non-whitespace-character-count="21920"/>
    <meta:template xlink:type="simple" xlink:actuate="onRequest" xlink:title="" xlink:href="Normal"/>
  </office:meta>
</office:document-meta>
</file>